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stract</text:p>
      <text:p text:style-name="Standard"/>
      <text:p text:style-name="Standard"><text:tab/>Here we present a protocol of analysis of promoter regions. This protocol can be used to analyse a set of co-regulated genes and define ...</text:p>
      <text:p text:style-name="Standard">To implement this protocol, we have designed and developed a set of Web services. All these Web services are compliant with the BioMoby specifications. </text:p>
      <text:p text:style-name="Standard"/>
      <text:p text:style-name="P1">Introduction</text:p>
      <text:p text:style-name="Standard"><text:tab/></text:p>
      <text:p text:style-name="Standard">Web services introduction...</text:p>
      <text:p text:style-name="Standard"/>
      <text:p text:style-name="Standard">Transition towards BioMoby and MyGRID...</text:p>
      <text:p text:style-name="Standard"/>
      <text:p text:style-name="Standard">Transition to promoter analysis...</text:p>
      <text:p text:style-name="Standard"/>
      <text:p text:style-name="Standard">Introduction to promoter analysis =&gt; challenging area ...</text:p>
      <text:p text:style-name="Standard"/>
      <text:p text:style-name="Standard"><text:s/>=&gt; description of the protocol.</text:p>
      <text:p text:style-name="Standard"/>
      <text:p text:style-name="Standard">NB : Do we specify the software here or later in a “materials and methods” paragraph 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en" fo:country="US" style:font-name-asian="Bitstream Vera Sans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Bitstream Vera Sans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1$Build-8990</meta:generator>
    <meta:initial-creator>Arnaud Kerhornou</meta:initial-creator>
    <meta:creation-date>2006-08-01T10:33:36</meta:creation-date>
    <dc:creator>Arnaud Kerhornou</dc:creator>
    <dc:date>2006-08-01T10:34:44</dc:date>
    <dc:language>en-US</dc:language>
    <meta:editing-cycles>2</meta:editing-cycles>
    <meta:editing-duration>PT1M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88" meta:character-count="590"/>
  </office:meta>
</office:document-meta>
</file>